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744" officeooo:paragraph-rsid="0017e744"/>
    </style:style>
    <style:style style:name="P2" style:family="paragraph" style:parent-style-name="Standard" style:list-style-name="L1">
      <style:text-properties officeooo:rsid="0017e744" officeooo:paragraph-rsid="0017e744"/>
    </style:style>
    <style:style style:name="P3" style:family="paragraph" style:parent-style-name="Standard" style:list-style-name="L2">
      <style:text-properties officeooo:rsid="0017e744" officeooo:paragraph-rsid="0017e744"/>
    </style:style>
    <style:style style:name="P4" style:family="paragraph" style:parent-style-name="Standard">
      <style:text-properties officeooo:rsid="0017e744" officeooo:paragraph-rsid="00198f64"/>
    </style:style>
    <style:style style:name="P5" style:family="paragraph" style:parent-style-name="Standard">
      <style:text-properties officeooo:paragraph-rsid="0017e744"/>
    </style:style>
    <style:style style:name="P6" style:family="paragraph" style:parent-style-name="Standard">
      <style:text-properties officeooo:rsid="00198f64" officeooo:paragraph-rsid="00198f64"/>
    </style:style>
    <style:style style:name="P7" style:family="paragraph" style:parent-style-name="Standard">
      <style:text-properties officeooo:paragraph-rsid="00198f64"/>
    </style:style>
    <style:style style:name="P8" style:family="paragraph" style:parent-style-name="Standard">
      <style:text-properties officeooo:rsid="001aa69e"/>
    </style:style>
    <style:style style:name="P9" style:family="paragraph" style:parent-style-name="Standard">
      <style:text-properties officeooo:rsid="001aa69e" officeooo:paragraph-rsid="001aa69e"/>
    </style:style>
    <style:style style:name="P10" style:family="paragraph" style:parent-style-name="Standard">
      <style:text-properties officeooo:rsid="001b4bc6" officeooo:paragraph-rsid="001b4bc6"/>
    </style:style>
    <style:style style:name="T1" style:family="text">
      <style:text-properties officeooo:rsid="0017e744"/>
    </style:style>
    <style:style style:name="T2" style:family="text">
      <style:text-properties fo:color="#a9b7c6" style:font-name="JetBrains Mono" fo:font-size="13pt" fo:font-style="normal" fo:font-weight="normal" style:font-size-asian="13pt" style:font-style-asian="normal" style:font-weight-asian="normal"/>
    </style:style>
    <style:style style:name="T3" style:family="text">
      <style:text-properties fo:color="#6897bb" style:font-name="JetBrains Mono" fo:font-size="13pt" fo:font-style="normal" fo:font-weight="normal" style:font-size-asian="13pt" style:font-style-asian="normal" style:font-weight-asian="normal"/>
    </style:style>
    <style:style style:name="T4" style:family="text">
      <style:text-properties fo:color="#cc7832" style:font-name="JetBrains Mono" fo:font-size="13pt" fo:font-style="normal" fo:font-weight="normal" style:font-size-asian="13pt" style:font-style-asian="normal" style:font-weight-asian="normal"/>
    </style:style>
    <style:style style:name="T5" style:family="text">
      <style:text-properties officeooo:rsid="00198f64"/>
    </style:style>
    <style:style style:name="T6" style:family="text">
      <style:text-properties fo:color="#6a8759" style:font-name="JetBrains Mono" fo:font-size="13pt" fo:font-style="normal" fo:font-weight="normal" style:font-size-asian="13pt" style:font-style-asian="normal" style:font-weight-asian="normal"/>
    </style:style>
    <style:style style:name="T7" style:family="text">
      <style:text-properties officeooo:rsid="001b4b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Faça um programa para um caixa eletrônico que leia um determinado valor e retorne a <text:s/>quantidade de dinheiro a ser entregue.</text:p>
      <text:p text:style-name="P1">O caixa eletrônico trabalha com os seguintes valores:</text:p>
      <text:p text:style-name="P1"><text:s text:c="4"/>Moedas: 0.01, 0.05, 0.10, 0.25, 0.50, 1.00</text:p>
      <text:p text:style-name="P1"><text:s text:c="5"/>Notas: 2.00, 5.00, 10.00, 20.00, 50.00, 100.00</text:p>
      <text:p text:style-name="P1">Os valores devem estar dentro de dicionários que deverão estar dentro de uma única lista.</text:p>
      <text:p text:style-name="P1"/>
      <text:p text:style-name="P1">2) <text:s/>O programa deve ter um menu interativo com cabeçalho, local para: </text:p>
      <text:list xml:id="list4288911450" text:style-name="L1">
        <text:list-item>
          <text:p text:style-name="P2">Cadastro de clientes, </text:p>
        </text:list-item>
        <text:list-item>
          <text:p text:style-name="P2">Ver clientes cadastrados, cadastro de produtos, ver produtos </text:p>
        </text:list-item>
        <text:list-item>
          <text:p text:style-name="P2">cadastrados, venda de produtos, </text:p>
        </text:list-item>
        <text:list-item>
          <text:p text:style-name="P2">relatório de vendas e a opção sair. </text:p>
        </text:list-item>
        <text:list-item>
          <text:p text:style-name="P2">Este menu deve se repetir até que a opção sair for chamada.</text:p>
        </text:list-item>
      </text:list>
      <text:p text:style-name="P1"/>
      <text:p text:style-name="P1">3) Faça um menu interativo que tenha:</text:p>
      <text:list xml:id="list1140176080" text:style-name="L2">
        <text:list-item>
          <text:p text:style-name="P3">Cadastro da banda</text:p>
        </text:list-item>
        <text:list-item>
          <text:p text:style-name="P3">cadastro do álbum</text:p>
        </text:list-item>
        <text:list-item>
          <text:p text:style-name="P3">cadastro da musica</text:p>
        </text:list-item>
        <text:list-item>
          <text:p text:style-name="P3">Sair.</text:p>
        </text:list-item>
      </text:list>
      <text:p text:style-name="P1">O menu deve ser executado até que se escolha a opção sair.</text:p>
      <text:p text:style-name="P1">Cada opção deve ser mostrada. Quando selecionado a opção sair deverá aparecer na tela as </text:p>
      <text:p text:style-name="P1">informações das banda cadastradas, albuns e musicas.</text:p>
      <text:p text:style-name="P1"/>
      <text:p text:style-name="P1">4) Faça um programa que leia um numero inteiro de 1 a 100 no teclado e mostre se você acertou ou o numero digitado é maior ou menor. Quando você acertar o programa deve ser finalizado.</text:p>
      <text:p text:style-name="P1"/>
      <text:p text:style-name="P1">5) Faça um programa que lê um numero inteiro do teclado e mostre a soma do numero com os valores da seguinte tupla: </text:p>
      <text:p text:style-name="P1">(61, 138, 13, 86, 7, 160, 150, 90, 182, 158, 167, 171, 79, 162, 197, 63, 164, 22, 194, 17, 168)</text:p>
      <text:p text:style-name="P1"/>
      <text:p text:style-name="P1"/>
      <text:p text:style-name="P1">6) Crie uma função que retorne False se a lista criada tiver alguma repetição ou tiver menos que 10 números. retorne True se a lista tiver 10 números e nenhuma repetição.</text:p>
      <text:p text:style-name="P1"/>
      <text:p text:style-name="P5"><text:span text:style-name="T1">7) Crie uma lista com 100 números aleatórios. Estes números não pode ser repetidos. Na lista deve ter números de 1 a 999. Imprima na tela uma mensagem dizendo se a lista está conforme a especificação ou fora de especificação.</text:span></text:p>
      <text:p text:style-name="P5"/>
      <text:p text:style-name="P1">8) Criar um programa para o cadastro do cliente</text:p>
      <text:p text:style-name="P5"><text:span text:style-name="T5">O</text:span><text:span text:style-name="T1"> cadastro de clientes deve </text:span><text:span text:style-name="T5">ter</text:span><text:span text:style-name="T1"> os seguintes dados: </text:span></text:p>
      <text:p text:style-name="P1">Código do cliente,</text:p>
      <text:p text:style-name="P1">CPF,</text:p>
      <text:p text:style-name="P1">Nome completo,</text:p>
      <text:p text:style-name="P1">data de nascimento, </text:p>
      <text:p text:style-name="P4">Estado, Cidade, </text:p>
      <text:p text:style-name="P4">cep, </text:p>
      <text:p text:style-name="P4">bairro, </text:p>
      <text:p text:style-name="P4">rua, </text:p>
      <text:p text:style-name="P4">numero da casa, </text:p>
      <text:p text:style-name="P4">complemento.</text:p>
      <text:p text:style-name="P1"/>
      <text:p text:style-name="P1"/>
      <text:p text:style-name="P7"><text:soft-page-break/><text:span text:style-name="T5">9) A Cervejaria Abioluz solicitou para vocês fazerem um programa destinada a uma equipe de cadastro e pedidos para a... </text:span></text:p>
      <text:p text:style-name="P7"/>
      <text:p text:style-name="P6">I Feira de Cerveja de Ituroró.</text:p>
      <text:p text:style-name="P6">Para isso foi determinada algumas especificações:</text:p>
      <text:p text:style-name="P6"/>
      <text:p text:style-name="P6">1 - O programa deve ter um menu interativo com cabeçalho, local para: Cadastro de clientes, </text:p>
      <text:p text:style-name="P6">Ver clientes cadastrados, cadastro de produtos, ver produtos cadastrados, venda de produtos, </text:p>
      <text:p text:style-name="P6">relatório de vendas e a opção sair. </text:p>
      <text:p text:style-name="P6">Este menu deve se repetir até que a opção sair for chamada.</text:p>
      <text:p text:style-name="P6">2 - Os dados dos clientes, dados dos produtos e a venda devem ter funções separadas em arquivos </text:p>
      <text:p text:style-name="P6">e os dados devem ser salvos em arquivos separados.</text:p>
      <text:p text:style-name="P6">3 - Para cadastro de clientes deve pedir os seguintes dados: Codigo do cliente, CPF, Nome completo, </text:p>
      <text:p text:style-name="P6">data de nascimento, Estado, Cidade, cep, bairro, rua, numero da casa, complemento.</text:p>
      <text:p text:style-name="P6">4 - Para o cadastro de produtos deve conter os seguintes dados: Codigo da bebida, Nome da bebida, </text:p>
      <text:p text:style-name="P6">tipo da bebida, volume da bebida, preço unitário.</text:p>
      <text:p text:style-name="P6">5 - Para a venda do produto deve conter: Codigo da venda, data da venda, codigo do cliente, </text:p>
      <text:p text:style-name="P6">codigo da cerveja, quantidade de cerveja comprada.</text:p>
      <text:p text:style-name="P6">6 - No relatório de vendas deve aparecer: Código da venda, Codigo do cliente, </text:p>
      <text:p text:style-name="P6">Nome do cliente e seu endereço, codigo da bebida, nome da bebida, quantidade comprada, preço unitário</text:p>
      <text:p text:style-name="P6">preço total do pedido.</text:p>
      <text:p text:style-name="P6"/>
      <text:p text:style-name="P6">10)Festa Na Floresta</text:p>
      <text:p text:style-name="P6"/>
      <text:p text:style-name="P6">1 - Faça uma função que leia do arquivo cadastro.txt e </text:p>
      <text:p text:style-name="P6">retorne uma lista com dicionários.</text:p>
      <text:p text:style-name="P6">cada linha possui os dados na seguinte posição: </text:p>
      <text:p text:style-name="P6">codigo, nome, sexo, idade</text:p>
      <text:p text:style-name="P6"/>
      <text:p text:style-name="P6">2 - Como a entrada da festa é mais barata para mulheres </text:p>
      <text:p text:style-name="P6">(R$ 15,00) do que para os homens </text:p>
      <text:p text:style-name="P6">(R$ 35,00) </text:p>
      <text:p text:style-name="P6">deve-se separar os dois em duas listas separadas e salvar </text:p>
      <text:p text:style-name="P6">em arquivos separados. </text:p>
      <text:p text:style-name="P6">Como é uma festa de arromba, menores de idade não podem entrar.</text:p>
      <text:p text:style-name="P6"/>
      <text:p text:style-name="P6">3 - Faça uma terceira função que ao digitar o código do</text:p>
      <text:p text:style-name="P6"><text:s/>participante ele imprima o nome do participante, </text:p>
      <text:p text:style-name="P6">o valor do ingresso, e em caso de menores de idade apareça o</text:p>
      <text:p text:style-name="P6"><text:s/>texto "Entrada Proibida!"</text:p>
      <text:p text:style-name="Standard"/>
      <text:p text:style-name="Standard">_____ <text:span text:style-name="T5">cada</text:span>stro.txt</text:p>
      <text:p text:style-name="Standard">1;fernanda de almeida;f;18<text:line-break/>2;pedro pedroca;m;17<text:line-break/>3;joana francisca;f;16<text:line-break/>4;paola silva;f;19<text:line-break/>5;carlao;m;25<text:line-break/>6;pedro guerra;m;35<text:line-break/>7;maria ferraz;f;15<text:line-break/>8;pablo frerras;m;19<text:line-break/><text:soft-page-break/>9;maiara;f;26<text:line-break/>10;carla;f;30<text:line-break/>11;carlos;m;15<text:line-break/>12;paulo pablo;m;28<text:line-break/>13;luana maria;f;35<text:line-break/>14;joaquina;f;15<text:line-break/>15;romario;m;50<text:line-break/>16;ronaldo;f;30<text:line-break/>17;heloisa;f;10<text:line-break/>18;helia;f;45<text:line-break/>19;lucas;m;34<text:line-break/>20;gabriel;m;17</text:p>
      <text:p text:style-name="Standard"/>
      <text:p text:style-name="P6">11) Ao receber a seguinte lista, faça um método que retorne cada um destes itens de forma individual com cabeçalho dizendo em que posição estes itens estão dentro da lista principal:</text:p>
      <text:p text:style-name="P6">Exemplo: </text:p>
      <text:p text:style-name="P6">############# posição 0 ##################</text:p>
      <text:p text:style-name="P6">Agua</text:p>
      <text:p text:style-name="P6">mamão</text:p>
      <text:p text:style-name="P6">############# posição 1 ##################</text:p>
      <text:p text:style-name="P6">banana</text:p>
      <text:p text:style-name="P6">limão</text:p>
      <text:p text:style-name="P6"/>
      <text:p text:style-name="P6">#Regra: Não pode usar a função range e no máximo 2 print()</text:p>
      <text:p text:style-name="P6"/>
      <text:p text:style-name="P6">lista = [</text:p>
      <text:p text:style-name="P6"><text:s text:c="10"/>['mamão','abacaxi','laranja','uva','pera','maçã','vergamota'],</text:p>
      <text:p text:style-name="P6"><text:s text:c="10"/>['skol','kaiser','sol','schin','brahma','itaipava','bavaria'],</text:p>
      <text:p text:style-name="P6"><text:s text:c="10"/>['alface crespa', 'alface lisa','rucula','almerão','repolho','salsinha',],</text:p>
      <text:p text:style-name="P6"><text:s text:c="10"/>['rizoto','macarronada','polenta','guizado','dobradinha','revirado','pure'],</text:p>
      <text:p text:style-name="P6"><text:s text:c="10"/>['feijão', 'erviha', 'lentilha','vagem','feijão branco','gão de bico','soja'],</text:p>
      <text:p text:style-name="P6"><text:s text:c="10"/>['agua','cachoeira','rio','lagoa','sanga','brejo','laguna'],</text:p>
      <text:p text:style-name="P6"><text:s text:c="10"/>['vento','ciclone','tufão','furacão','brisa','minuano','zefiro'],</text:p>
      <text:p text:style-name="P6"><text:s text:c="10"/>['carro','moto','vespa','caminhão','sprinter','kombi','fusca'],</text:p>
      <text:p text:style-name="P6"><text:s text:c="10"/>['calça','camisa','japona','jaqueta','camiseta','bone','regata']</text:p>
      <text:p text:style-name="P6"><text:s text:c="8"/>]</text:p>
      <text:p text:style-name="P6"/>
      <text:p text:style-name="P6">12) interação de lista com o for</text:p>
      <text:p text:style-name="P6"/>
      <text:p text:style-name="P6">Usando o comando for vamos fazer uma interação de varialvel tipo coleção. A interação é (simplificadamente) </text:p>
      <text:p text:style-name="P6">percorer toda a variavel e isolar seu valores.</text:p>
      <text:p text:style-name="P6"/>
      <text:p text:style-name="P6">1.1 Com a seguinte lista, use o for para interar esta tupla <text:s/>e apresentar (usando o f-string) </text:p>
      <text:p text:style-name="P6">O nome da cerveja, </text:p>
      <text:p text:style-name="P6">tipo da cerveja, o IBU da cerveja e o preço dela.</text:p>
      <text:p text:style-name="P6"/>
      <text:p text:style-name="P6">cerveja = (('marca', 'tipo', 'ibu','preço'),</text:p>
      <text:p text:style-name="P6"><text:s text:c="11"/>('Skol','IPA','ultra-leve',3.50),</text:p>
      <text:p text:style-name="P6"><text:s text:c="11"/>('Brahma','lager','leve/media',3.45),</text:p>
      <text:p text:style-name="P6"><text:s text:c="11"/>('Kaiser','Americam Larger','leve',2.35),</text:p>
      <text:p text:style-name="P6"><text:s text:c="11"/>('Sol','larger mão','agua',1.19)</text:p>
      <text:p text:style-name="P6"><text:soft-page-break/><text:s text:c="10"/>) <text:s text:c="6"/></text:p>
      <text:p text:style-name="P6"/>
      <text:p text:style-name="P6">1.2 Crie uma função que receba esta tupla e devolva uma lista com </text:p>
      <text:p text:style-name="P6">um dicionários </text:p>
      <text:p text:style-name="P6">referenciando cada uma destas cervejas.</text:p>
      <text:p text:style-name="P6"/>
      <text:p text:style-name="P6">13) A lista a seguir possui mais uma lista interna, a lista de preços.</text:p>
      <text:p text:style-name="P6">A lista de preços possui 3 sublistas dentro dela com os preços dos produtos.</text:p>
      <text:p text:style-name="P6">para exemplificar, o preço do mamão é de 10.00 - alface crespa é de 2.99 e o feijão 9.0</text:p>
      <text:p text:style-name="P6"/>
      <text:p text:style-name="P6">lista = [['frutas','verduras','legumes','preço'],</text:p>
      <text:p text:style-name="P6"><text:s text:c="9"/>['mamão','abacaxi','laranja','uva','pera','maçã','vergamota'],</text:p>
      <text:p text:style-name="P6"><text:s text:c="9"/>['alface crespa', 'alface lisa','rucula','almerão','repolho','salsinha',],</text:p>
      <text:p text:style-name="P6"><text:s text:c="9"/>['feijão', 'erviha', 'lentilha','vagem','feijão branco','gão de bico','soja'],</text:p>
      <text:p text:style-name="P6"><text:s text:c="9"/>[ [10.00, 2.56, 5.25, 9.5, 10.05, 15, 5.75], [2.99, 2.95, 3.5, 3.25, 5.89, 2.9, 2.5],</text:p>
      <text:p text:style-name="P6"><text:s text:c="11"/>[9.0, 5.0, 7.5, 1.75, 10.9, 5.99, 3.55] </text:p>
      <text:p text:style-name="P6"><text:s text:c="9"/>]</text:p>
      <text:p text:style-name="P6"><text:s text:c="8"/>]</text:p>
      <text:p text:style-name="P6"/>
      <text:p text:style-name="P6">Será solicitado o preço de alguns produtos. para imprimir deve ser por f-string refrenciando o nome com o preço </text:p>
      <text:p text:style-name="P6">da seguinte forma: "O preço do {} é R$ {}"</text:p>
      <text:p text:style-name="P6"/>
      <text:p text:style-name="P6">1: imprima o valor do abacaxi</text:p>
      <text:p text:style-name="P6">2: imprima o valor da rucula</text:p>
      <text:p text:style-name="P6">3: imprima o valor da laranja</text:p>
      <text:p text:style-name="P6">4: imprima o valor do repolho</text:p>
      <text:p text:style-name="P6">5: imprima o valor do feijão</text:p>
      <text:p text:style-name="P6">6: imprima o valor do feijão branco</text:p>
      <text:p text:style-name="P6">7: imprima o valor da vergamota</text:p>
      <text:p text:style-name="P6">8: imprima o valor da alface lisa</text:p>
      <text:p text:style-name="P6">9: imprima o valor do mamão</text:p>
      <text:p text:style-name="P6">10: imprima o valor da soja</text:p>
      <text:p text:style-name="P6">11: imprima o valor da lentilha</text:p>
      <text:p text:style-name="P6">12: imprima o valor da uva</text:p>
      <text:p text:style-name="P6">13: imprima o valor da vagem</text:p>
      <text:p text:style-name="P6">14: imprima o valor do almeirão</text:p>
      <text:p text:style-name="P6">15: imprima o valor da ervilha</text:p>
      <text:p text:style-name="P6">16: imprima o valor da maçã</text:p>
      <text:p text:style-name="P6"/>
      <text:p text:style-name="P6">14) Exercicio para lista dentro de lista</text:p>
      <text:p text:style-name="P6"/>
      <text:p text:style-name="P6">Dada a seguinte lista, resolva os seguintes questões:</text:p>
      <text:p text:style-name="P6"/>
      <text:p text:style-name="P6">lista = [</text:p>
      <text:p text:style-name="P6"><text:s text:c="10"/>['frutas','verduras','legumes'],</text:p>
      <text:p text:style-name="P6"><text:s text:c="10"/>['mamão','abacaxi','laranja','uva','pera','maçã','vergamota'],</text:p>
      <text:p text:style-name="P6"><text:s text:c="10"/>['alface crespa', 'alface lisa','rucula','almerão','repolho','salsinha','cebolinha'],</text:p>
      <text:p text:style-name="P6"><text:s text:c="10"/>['feijão', 'erviha', 'lentilha','vagem','feijão branco','gão de bico','soja']</text:p>
      <text:p text:style-name="P6"><text:s text:c="8"/>]</text:p>
      <text:p text:style-name="P6"/>
      <text:p text:style-name="P6">A lista está organizada da seguinte forma:</text:p>
      <text:p text:style-name="P6"><text:soft-page-break/><text:s text:c="6"/>A primeira lista é o cabeçalho que diz o que siguinifica cada lista a seguir. Ex: Lista de frutas, lita de verduras</text:p>
      <text:p text:style-name="P6"><text:s text:c="6"/>lista de legumes.</text:p>
      <text:p text:style-name="P6">Com isso responda as seguintes questões:</text:p>
      <text:p text:style-name="P6"/>
      <text:p text:style-name="P6">1: imprima a lista cabeçalho e mostre todos os seus elemantos</text:p>
      <text:p text:style-name="P6">2: imprima a lista verduras e mostre todos os seus elemantos</text:p>
      <text:p text:style-name="P6">3: imprima com f-string a seguinte sequência: abacaxi - laranja - maçã - vergamota</text:p>
      <text:p text:style-name="P6">4: imprima com f-string a seguinte sequência: alface lisa - salsinha - rucula - alface crespa</text:p>
      <text:p text:style-name="P6">5: imprima com f-string a seguinte sequência: frutas: laranja e prera - verduras: repolho e rucula legumes: ervilha, feijão branco e grão de bico</text:p>
      <text:p text:style-name="P6">6: imprima com f-string a seguinte sequência: mamão - ervilha, rucula, salsinha, mamão, repolho</text:p>
      <text:p text:style-name="P6">7: imprima com f-string a seguinte sequência: fruta: 3kg de laranja, 8kg de uva, 4.5kg de maçã, 1kg de vergamota</text:p>
      <text:p text:style-name="P6">8: imprima com f-string a seguinte sequência: verduras: 5 maço de salsinha, 4 pés de alface crespa e alface lisa 2 cabeças de repolho</text:p>
      <text:p text:style-name="P6">9: imprima com f-string a seguinte sequência: legumes: 1kg de feijão, 2kg de gão de bico, 1.5 kg de soja, 1 pacote de ervilha</text:p>
      <text:p text:style-name="P6">10: imprima a lista legumes e mostre todos os seus elemantos</text:p>
      <text:p text:style-name="P6"/>
      <text:p text:style-name="P6">15) Exercicios para lista simples</text:p>
      <text:p text:style-name="P6"/>
      <text:p text:style-name="P6"/>
      <text:p text:style-name="P6">Dada a seguinte lista, resolva os seguintes questões:</text:p>
      <text:p text:style-name="P6"/>
      <text:p text:style-name="P6">lista = [10, 20, 'amor', 'abacaxi', 80, 'Abioluz', 'Cachorro grande é de arrasar']</text:p>
      <text:p text:style-name="P6"/>
      <text:p text:style-name="P6">print('1: Usando a indexação, escreva na tela a palavra abacaxi')</text:p>
      <text:p text:style-name="P6">print('2: Usando a indexação, escreva na tela os seguintes dados: 20, amor, abacaxi')</text:p>
      <text:p text:style-name="P6">print('3: Usando a indexação, escreva na tela uma lista com dados de 20 até Abioluz')</text:p>
      <text:p text:style-name="P6">print('4: Usando a indexação, escreva na tela uma lista com os seguintes dados: Cachorro grande é de arrasar, Abioluz, 80, abacaxi, amor, 20, 10')</text:p>
      <text:p text:style-name="P6">print('5: Usando o f-string e a indexação escreva na tela os seguintes dados: { abacaxi } é muito bom, sinto muito { amor } quando eu chupo { 80 }" deles.')</text:p>
      <text:p text:style-name="P6">print('6: Usando a indexação, escreva na tela os seguintes dados: 0, amor, 80, Cachorro grande é de arrasar')</text:p>
      <text:p text:style-name="P6">print('7: Usando o f-string e a indexação escreva na tela os seguintes dados: Abioluz - abacaxi - 10 - Cachorro grande é de arrasar - 20 - 80' )</text:p>
      <text:p text:style-name="P6">print('8: Usando o f-string e a indexação escreva na tela os seguintes dados: amor - 10 - 10 - abacaxi - Cachorro grande é de arrasar - Abioluz - 10 - 20')</text:p>
      <text:p text:style-name="P6">print('9: Usando a indexação, escreva na tela uma lista com dados de 10 até 80')</text:p>
      <text:p text:style-name="P6">print('10: Usando a indexação, escreva na tela os seguintes dados: 10, abacaxi, Cachorro grande é</text:p>
      <text:p text:style-name="P6"/>
      <text:p text:style-name="P6">16) Lista com for e metodos</text:p>
      <text:p text:style-name="P6"/>
      <text:p text:style-name="P6">1 - Com a seguinte lista imprima na tela (unsado a indexação e f-string) </text:p>
      <text:p text:style-name="P6"/>
      <text:p text:style-name="P6">cadastroHBSIS = ['nome', <text:s text:c="2"/>['Alex' <text:s text:c="2"/>,'Paulo' <text:s/>,'Pedro' <text:s/>,'Mateus' ,'Carlos' ,'João' <text:s text:c="2"/>,'Joaquim'],</text:p>
      <text:p text:style-name="P6"><text:s text:c="16"/>'telefone',['4799991','4799992','4799993','4799994','4799995','4799996','4799997'],</text:p>
      <text:p text:style-name="P6"><text:s text:c="16"/>'email', <text:s text:c="2"/>['a@a.com','b@b.com','c@c.com','d@d.com','e@e.com','f@f.com','g@g.com'],</text:p>
      <text:p text:style-name="P6"><text:s text:c="16"/>'idade', <text:s text:c="2"/>['18' <text:s text:c="4"/>,'25' <text:s text:c="4"/>,'40' <text:s text:c="4"/>,'16' <text:s text:c="4"/>,'15' <text:s text:c="4"/>,'19' <text:s text:c="4"/>,'17' <text:s text:c="4"/>]</text:p>
      <text:p text:style-name="P6"><text:s text:c="16"/>]</text:p>
      <text:p text:style-name="P6"><text:soft-page-break/></text:p>
      <text:p text:style-name="P6">nome <text:s/>Alex telefone: 4799991</text:p>
      <text:p text:style-name="P6">idade Carlos é 15 anos</text:p>
      <text:p text:style-name="P6">email de Mateus é d@d.com</text:p>
      <text:p text:style-name="P6"/>
      <text:p text:style-name="P6">2 - usando o for, imprima todos nomes um abaixo do outro</text:p>
      <text:p text:style-name="P6">3 - Usando a indexação faça uma lista com 3 bibliotecas contendo os dados do Mateus, Paulo <text:s/>e João contendo como chaves: nome, email, idade, telefone (nesta <text:s/>sequencia)</text:p>
      <text:p text:style-name="P6"/>
      <text:p text:style-name="Standard">17) Lista com for e metodos</text:p>
      <text:p text:style-name="Standard"/>
      <text:p text:style-name="Standard">Com o arquivo de cadastro.txt onde possui os seguintes dados: codigo cliente, nome, idade, sexo, e-mail e telefone</text:p>
      <text:p text:style-name="Standard">1 - Crie um metodo que gere e retorne uma lista com bibliotecas com os dados dos clientes</text:p>
      <text:p text:style-name="Standard">2 - Com a lista do exercicio 1, separe os adultos dos menores de idade e salve em um arquivo .txt cada.</text:p>
      <text:p text:style-name="Standard">Esta função tambem retornar uma lista com a biblioteca dos maiores de idades.</text:p>
      <text:p text:style-name="Standard">3 - Crie uma função que conte quantas mulheres e quantos homens tem na lista. Salve cada um em um arquivo diferente.</text:p>
      <text:p text:style-name="Standard">4 - Faça uma função de consulta de cadastro. A função deve receber o valor do código do cliente e deve imprimir na </text:p>
      <text:p text:style-name="Standard">tela os dados do cliente com f-string usando a lista do exercicio 1</text:p>
      <text:p text:style-name="Standard"><text:s/>4.1 - A pesquisa deve aparecer uma frase para as seguintes condições:</text:p>
      <text:p text:style-name="Standard"><text:s text:c="10"/>Mulheres até 16 anos: "Ola {nome}! Você quer aproveitar nosso Tikito sabor Gloss? É uma delicia!""</text:p>
      <text:p text:style-name="Standard"><text:s text:c="10"/>Mulheres acima de 16 a 18 anos: "Olá {nome}! Quer experimentar nosso refigerante sabor alegria! O seu </text:p>
      <text:p text:style-name="Standard"><text:s text:c="43"/>cruch vai adorar!"</text:p>
      <text:p text:style-name="Standard"><text:s text:c="10"/>Mulheres acima de 18: <text:s/>"Olá {nome}! Já experimentou nossa bebida a base de tequila? Baixo tero alcoolico</text:p>
      <text:p text:style-name="Standard"><text:s text:c="47"/>com o dobro de sabor!!!"</text:p>
      <text:p text:style-name="Standard"><text:s text:c="10"/>Homens até 16 anos: "Ola {nome}! Você quer aproveitar nosso Tikito sabor Meleka? É uma delicia!""</text:p>
      <text:p text:style-name="Standard"><text:s text:c="10"/>Homens acima de 16 a 18 anos: "Olá {nome}! Quer experimentar nosso refigerante sabor Corriga de carros! <text:s/></text:p>
      <text:p text:style-name="Standard"><text:s text:c="41"/>A sua amada vai adorar!"</text:p>
      <text:p text:style-name="Standard"><text:s text:c="10"/>Homens acima de 18: <text:s/>"Olá {nome}! Já experimentou nossa cerveja? alto teor alcoolico</text:p>
      <text:p text:style-name="Standard"><text:s text:c="47"/>com o dobro do amargor!!!"</text:p>
      <text:p text:style-name="Standard"><text:s text:c="5"/>Lembre-se: É importante que apareça a frase. Pois a mesma será encaminhada por e-mail pela equipe de marketing</text:p>
      <text:p text:style-name="P8"/>
      <text:p text:style-name="P9">18) Lista com for e metodos</text:p>
      <text:p text:style-name="P9"/>
      <text:p text:style-name="P9">Com esta lista:</text:p>
      <text:p text:style-name="P9"/>
      <text:p text:style-name="P9">lista = [</text:p>
      <text:p text:style-name="P9"><text:s text:c="9"/>['codigo','produto','valor','quantidade'],</text:p>
      <text:p text:style-name="P9"><text:s text:c="9"/>[1,'Cevada',15.00,10],</text:p>
      <text:p text:style-name="P9"><text:s text:c="9"/>[2,'Lupulo',150.50,200],</text:p>
      <text:p text:style-name="P9"><text:s text:c="9"/>[3,'Malte',57.80,5000],</text:p>
      <text:p text:style-name="P9"><text:s text:c="9"/>[4,'Levedura 1',10.65,500],</text:p>
      <text:p text:style-name="P9"><text:s text:c="9"/>[5,'Extrato de Levedura',15.00,60],</text:p>
      <text:p text:style-name="P9"><text:soft-page-break/><text:s text:c="9"/>[6,'Levedura 2',15.50,87]</text:p>
      <text:p text:style-name="P9"><text:s text:c="8"/>]</text:p>
      <text:p text:style-name="P9"/>
      <text:p text:style-name="P9">2.1 - Faça uma função que pegue esta lista e retorne uma lista com biblioteca.</text:p>
      <text:p text:style-name="P9">2.2 - Faça outra função para consultar o preço através do código passado</text:p>
      <text:p text:style-name="P9">por parametro. Esta função deve printar o nome do produto, a quantidade</text:p>
      <text:p text:style-name="P9">e o preço.</text:p>
      <text:p text:style-name="P9">Execute esta função dentro do while e quando digitar qualquer código que </text:p>
      <text:p text:style-name="P9">não tenha produto cadastrado o programa se encerra.</text:p>
      <text:p text:style-name="P9"/>
      <text:p text:style-name="P9">19) DICA: use o metodo round(valor,2) para arredondar os numeros para fazer</text:p>
      <text:p text:style-name="P9">a conta. Assim evita que o python use valores muito quebrados para as </text:p>
      <text:p text:style-name="P9">contas.</text:p>
      <text:p text:style-name="P9">Exemplo:</text:p>
      <text:p text:style-name="P9">&gt;&gt;&gt; round(2.7555,2)</text:p>
      <text:p text:style-name="P9">2.76</text:p>
      <text:p text:style-name="P9"/>
      <text:p text:style-name="P9">DICA2: Há 3 operadores matemáticos para a divisão: / // e o %</text:p>
      <text:p text:style-name="P9">/ - é a divisão total entre os dois números. Pode resultar em numeros </text:p>
      <text:p text:style-name="P9">reais.</text:p>
      <text:p text:style-name="P9">Exemplo: 5 / 3 = 1.6666666666666667</text:p>
      <text:p text:style-name="P9">// - é a divisão inteira. Ela vai resultar em números inteiros</text:p>
      <text:p text:style-name="P9">Exemplo: 5 // 3 = 1</text:p>
      <text:p text:style-name="P9">% - é o resto da divisão inteira. É o que sobra.</text:p>
      <text:p text:style-name="P9">Exemplo: 5 % 3 = 2</text:p>
      <text:p text:style-name="P9"/>
      <text:p text:style-name="P9">1 - Caixa eletrônico </text:p>
      <text:p text:style-name="P9">Com estas listas de <text:s/>dicionários:</text:p>
      <text:p text:style-name="P9"/>
      <text:p text:style-name="P9">nota = [{'Nota(s)':100.00},{'Nota(s)':50.00},{'Nota(s)':20.00},</text:p>
      <text:p text:style-name="P9"><text:s text:c="8"/>{'Nota(s)':10.00},{'Nota(s)':5.00},{'Nota(s)':2.00},]</text:p>
      <text:p text:style-name="P9"/>
      <text:p text:style-name="P9">moeda = [{'Moeda(s)':1.00},{'Moeda(s)':0.50},{'Moeda(s)':0.25},</text:p>
      <text:p text:style-name="P9"><text:s text:c="9"/>{'Moeda(s)':0.10},{'Moeda(s)':0.05},{'Moeda(s)':0.01}]</text:p>
      <text:p text:style-name="P9"/>
      <text:p text:style-name="P9">Monte um metodo que leia um valor e imprima (f-string) a quantidade de </text:p>
      <text:p text:style-name="P9">cada nota(s) e moeda(s) necessária(s) para devolver o troco ao cliente.</text:p>
      <text:p text:style-name="P9"/>
      <text:p text:style-name="P9">20) Surgiu a necessidade de envio massivo de e-mails dos clientes cadastrados</text:p>
      <text:p text:style-name="P9">no arquivo cadastro1.txt </text:p>
      <text:p text:style-name="P9"/>
      <text:p text:style-name="P9">&gt;&gt;&gt;&gt; Fazer tudo com metodos &lt;&lt;&lt;&lt;&lt;</text:p>
      <text:p text:style-name="P9"/>
      <text:p text:style-name="P9">1 - Para isso o programa necessita que separe os clientes maiores de 20 anos </text:p>
      <text:p text:style-name="P9">em um arquivo separado chamado menores_de_idade.txt</text:p>
      <text:p text:style-name="P9">2 - Separar os clientes femininos e salvar em um arquivo chamado feminini.txt</text:p>
      <text:p text:style-name="P9">3 - Fazer um terminal de consulta onde se digita o código cliente e </text:p>
      <text:p text:style-name="P9">imprima na tela o (f-string) o codigo, nome, idade, sexo, email, telefone.</text:p>
      <text:p text:style-name="P9">Se digitar um número que não exista, deverá aparecer uma mensagem dizendo</text:p>
      <text:p text:style-name="P9">"código não encontrado!" Se digitar 'S' (sair) o programa deve finalizar.</text:p>
      <text:p text:style-name="P9"/>
      <text:p text:style-name="P9"/>
      <text:p text:style-name="P9"><text:soft-page-break/></text:p>
      <text:p text:style-name="P10">21) </text:p>
      <text:p text:style-name="P10">Com a seguinte tupla:</text:p>
      <text:p text:style-name="P10"/>
      <text:p text:style-name="P10">(('codigo','nome','idade','sexo','email','telefone'),</text:p>
      <text:p text:style-name="P10"><text:s/>('1', 'Francini', '32', 'm', 'fjvwys@click21.com.br', '026957242380'),</text:p>
      <text:p text:style-name="P10"><text:s/>('2', 'Pia', '18', 'f', 'lidiagatinha15@yahoo.com.br', '031937463495'), </text:p>
      <text:p text:style-name="P10"><text:s/>('3', 'Vanessa', '40', 'm', 'fenix-ikki@bol.com.br', '038931353619'), </text:p>
      <text:p text:style-name="P10"><text:s/>('4', 'Daniel', '27', 'm', 'gabriela.cherpinski@bol.com.br', '016953309156'), </text:p>
      <text:p text:style-name="P10"><text:s/>('5', 'Alberico', '33', 'm', 'diva_alline@yahoo.com.br', '058900247924'), </text:p>
      <text:p text:style-name="P10"><text:s/>('6', 'Zacarias', '48', 'f', 'danilosimoes@hotmail.com', '025949151075'), </text:p>
      <text:p text:style-name="P10"><text:s/>('7', 'Margarida', '16', 'm', 'du.strouver@gmail.com', '057905547745'), </text:p>
      <text:p text:style-name="P10"><text:s/>('8', 'Leila', '44', 'm', 'danybananinha25@hotmail.com', '016945748703'), </text:p>
      <text:p text:style-name="P10"><text:s/>('9', 'Joelle', '32', 'm', 'vivsweet_4@hotmail.com', '038991529396'), </text:p>
      <text:p text:style-name="P10"><text:s/>('10', 'Pilar', '48', 'f', 'fer_carnio@hotmail.com', '035968988734'), </text:p>
      <text:p text:style-name="P10"><text:s/>('12', 'Fátima', '40', 'm', 'larahvampy11@yahoo.com.br', '025968269347'), </text:p>
      <text:p text:style-name="P10"><text:s/>('13', 'Ubaldo', '41', 'f', 'vanessa@detran.sc.gov.br', '014928160271'), </text:p>
      <text:p text:style-name="P10"><text:s/>('14', 'Angel', '50', 'm', 'tha_lys.lopes@yahoo.com.br', '038990755244'), </text:p>
      <text:p text:style-name="P10"><text:s/>('15', 'Cornelio', '24', 'f', 'priscilaribeiro_2006@hotmail.com', '058985511552'), </text:p>
      <text:p text:style-name="P10"><text:s/>('16', 'Edmagna', '46', 'f', 'moy_black13@yahoo.com.br', '033909103721'), </text:p>
      <text:p text:style-name="P10"><text:s/>('17', 'Adalberto', '49', 'm', 'dudinhasantosster@gmail.com', '017947463306'), </text:p>
      <text:p text:style-name="P10"><text:s/>('18', 'Alcione Santos', '47', 'f', 'haru_pucca@yahoo.com.br', '058984011675'), </text:p>
      <text:p text:style-name="P10"><text:s/>('19', 'Alaíde Santos', '24', 'm', 'solsousol@gmail.com', '051951495620'), </text:p>
      <text:p text:style-name="P10"><text:s/>('20', 'Jaime', '26', 'f', 'paulogracelli@ig.com.br', '037991712078'), </text:p>
      <text:p text:style-name="P10"><text:s/>('21', 'Selma', '44', 'f', 'baxozinho@hotmail.com', '014915670912'), </text:p>
      <text:p text:style-name="P10"><text:s/>('22', 'Renata', '24', 'm', 'kaozz_bruno@yahoo.com.br', '020934861580'))</text:p>
      <text:p text:style-name="P10"/>
      <text:p text:style-name="P10">Crie um programa que tenha o menu interativo para cadastrar clientes,</text:p>
      <text:p text:style-name="P10">consultar clientes, e sair.</text:p>
      <text:p text:style-name="P10"/>
      <text:p text:style-name="P10">Na opção cadastrar cliente, o código cliente não pode ser igual a </text:p>
      <text:p text:style-name="P10">nenhum cliente cadastrado. Devendo seguir a contagem a partir do ultimo</text:p>
      <text:p text:style-name="P10">cliente cadastrado.</text:p>
      <text:p text:style-name="P10"/>
      <text:p text:style-name="P10">Na opção consultar clientes, deve-se consultar toda a lista incluindo os</text:p>
      <text:p text:style-name="P10">novos cadastrados.</text:p>
      <text:p text:style-name="P10"/>
      <text:p text:style-name="P10">Na opção sair, deve-se salvar tudo em um arquivo.txt a fim de guardar </text:p>
      <text:p text:style-name="P10">os registros.</text:p>
      <text:p text:style-name="P10"/>
      <text:p text:style-name="P10">22) Lista com for e metodos</text:p>
      <text:p text:style-name="P10"/>
      <text:p text:style-name="P10">Dica: Para este formulário será necessário usar um metodo para string novo.</text:p>
      <text:p text:style-name="P10">Vocês já conhecem o .strip() que remove os caracteres especiais \n do final </text:p>
      <text:p text:style-name="P10">da string. o .splint('') que quebra a string em uma lista conforme o caracteres</text:p>
      <text:p text:style-name="P10">que tem dentro das aspas.</text:p>
      <text:p text:style-name="P10">O metodo novo para este exercico é o .replace('{velho}','{novo}') - O velho</text:p>
      <text:p text:style-name="P10">é um caracter que queira substituir e o novo é o caracter que deseja incluir.</text:p>
      <text:p text:style-name="P10">Exemplo pelo shell do pyton: </text:p>
      <text:p text:style-name="P10">&gt;&gt;&gt; 'agua verde mar'.replace('a','A') </text:p>
      <text:p text:style-name="P10">'AguA verde mAr'</text:p>
      <text:p text:style-name="P10">&gt;&gt;&gt; 'agua verde mar'.replace('a','')</text:p>
      <text:p text:style-name="P10"><text:soft-page-break/>'gu verde mr'</text:p>
      <text:p text:style-name="P10"/>
      <text:p text:style-name="P10">Como vemos, no primeiro exemplo o caracter "a" foi substituido pelo "A"</text:p>
      <text:p text:style-name="P10">e no segundo exemplo o "a" foi removido da string.</text:p>
      <text:p text:style-name="P10"/>
      <text:p text:style-name="P10">https://forms.gle/PLuAZXpmpBvE1vkX7</text:p>
      <text:p text:style-name="P10"/>
      <text:p text:style-name="P10">Fazer usando funções</text:p>
      <text:p text:style-name="P10"/>
      <text:p text:style-name="P10">1 - abrir o arquivo pesquisa.csv e fazer o tratamento padrão dos dados</text:p>
      <text:p text:style-name="P10">(criar lista com dicionarios)</text:p>
      <text:p text:style-name="P10">2 - Separar aqueles que gostam de cerveja e salvar no cerveja.txt </text:p>
      <text:p text:style-name="P10">3 - Separar aqueles que gostam de refigerantes e salvar no refrigerante.txt</text:p>
      <text:p text:style-name="P10">4 - Separar em arquivos .txt os homens das mulheres</text:p>
      <text:p text:style-name="P10"/>
      <text:p text:style-name="P10">23)Analise de dados superficial</text:p>
      <text:p text:style-name="P10"/>
      <text:p text:style-name="P10"/>
      <text:p text:style-name="P10">Dica: Para este formulário será necessário usar um método para string novo.</text:p>
      <text:p text:style-name="P10">Vocês já conhecem o .strip() que remove os caracteres especiais \n do final </text:p>
      <text:p text:style-name="P10">da string. o .splint('') que quebra a string em uma lista conforme o caracteres</text:p>
      <text:p text:style-name="P10">que tem dentro das aspas.</text:p>
      <text:p text:style-name="P10">O método novo para este exercício é o .replace('{velho}','{novo}') - O velho</text:p>
      <text:p text:style-name="P10">é um caracter que queira substituir e o novo é o caracter que deseja incluir.</text:p>
      <text:p text:style-name="P10">Exemplo pelo shell do python:</text:p>
      <text:p text:style-name="P10">&gt;&gt;&gt; 'agua verde mar'.replace('a','A') </text:p>
      <text:p text:style-name="P10">'AguA verde mAr'</text:p>
      <text:p text:style-name="P10">&gt;&gt;&gt; 'agua verde mar'.replace('a','')</text:p>
      <text:p text:style-name="P10">'gu verde mr'</text:p>
      <text:p text:style-name="P10"/>
      <text:p text:style-name="P10">Como vemos, no primeiro exemplo o caracter "a" foi substituído pelo "A"</text:p>
      <text:p text:style-name="P10">e no segundo exemplo o "a" foi removido da string.</text:p>
      <text:p text:style-name="P10"/>
      <text:p text:style-name="P10"/>
      <text:p text:style-name="P10">Exercício!</text:p>
      <text:p text:style-name="P10"/>
      <text:p text:style-name="P10">Fazer usando funções</text:p>
      <text:p text:style-name="P10"/>
      <text:p text:style-name="P10">O setor de Marketing da AMBEV criou uma pesquisa de mercado sobre gostos.</text:p>
      <text:p text:style-name="P10">https://forms.gle/PLuAZXpmpBvE1vkX7</text:p>
      <text:p text:style-name="P10">Para analisar os dados desta pesquisa, foi solicita para a HBSIS realizar </text:p>
      <text:p text:style-name="P10">a analise deste dados!</text:p>
      <text:p text:style-name="P10"/>
      <text:p text:style-name="P10">O nome do arquivo é Formulário.csv</text:p>
      <text:p text:style-name="P10"/>
      <text:p text:style-name="P10">Deste arquivo deverá sair os seguintes dados:</text:p>
      <text:p text:style-name="P10"/>
      <text:p text:style-name="P10">Quantas pessoas gostam de cerveja?</text:p>
      <text:p text:style-name="P10">R:</text:p>
      <text:p text:style-name="P10">Quantas pessoas gostam de refrigerante?</text:p>
      <text:p text:style-name="P10">R:</text:p>
      <text:p text:style-name="P10">Quantas pessoas gostam de cerveja e refigerante?</text:p>
      <text:p text:style-name="P10"><text:soft-page-break/>R:</text:p>
      <text:p text:style-name="P10">Quantas pessoas participaram desta pesquisa?</text:p>
      <text:p text:style-name="P10">R:</text:p>
      <text:p text:style-name="P10">Qual a marca de cerveja que os participantes preferem?</text:p>
      <text:p text:style-name="P10">R:</text:p>
      <text:p text:style-name="P10">Quantos do sexo feminino gostam de bolacha?</text:p>
      <text:p text:style-name="P10">R:</text:p>
      <text:p text:style-name="P10">Quantas mulheres gostam de cerveja?</text:p>
      <text:p text:style-name="P10">R:</text:p>
      <text:p text:style-name="P10">Quantos menores de idade gostam de cerveja?</text:p>
      <text:p text:style-name="P10">R:</text:p>
      <text:p text:style-name="P10">Quantas mulheres gostam de beber cerveja e refrigerante?</text:p>
      <text:p text:style-name="Standard">R:</text:p>
      <text:p text:style-name="Standard"/>
      <text:p text:style-name="Standard">24) Como Tratar e Trabalhar Erros!!!</text:p>
      <text:p text:style-name="Standard"/>
      <text:p text:style-name="Standard">1 - Crie um arquivo que leia 2 números inteiros e imprima a soma, </text:p>
      <text:p text:style-name="Standard">multiplicação, divisão e subtração com uma f-string.</text:p>
      <text:p text:style-name="Standard"/>
      <text:p text:style-name="Standard">2 - Crie um while que pergunte se deseja continuar. Se digitar 's' o</text:p>
      <text:p text:style-name="Standard">programa termina.</text:p>
      <text:p text:style-name="Standard"/>
      <text:p text:style-name="Standard">################### até aqui tudo bem! ##########################</text:p>
      <text:p text:style-name="Standard"/>
      <text:p text:style-name="Standard">3 - faça um tratamento de exceção para que ao digitar o valor que </text:p>
      <text:p text:style-name="Standard">não seja inteiro, ele avise o usuário para ele digitar denovo.</text:p>
      <text:p text:style-name="Standard">4 - Faça outro tratamento de exceção para evitar que divida um numero</text:p>
      <text:p text:style-name="Standard">por zero.</text:p>
      <text:p text:style-name="Standard"/>
      <text:p text:style-name="Standard">25) 1 - Crie um programa que leia 5 números inteiros, salve-os em uma</text:p>
      <text:p text:style-name="Standard">lista e faça a média deles.</text:p>
      <text:p text:style-name="Standard"/>
      <text:p text:style-name="Standard">Use o for e o range() para isso.</text:p>
      <text:p text:style-name="Standard"/>
      <text:p text:style-name="Standard">Caso um dado que não seja inteiro for digitado, deverá aparecer uma</text:p>
      <text:p text:style-name="Standard">mensagem dizendo "Erro! Digite numeor inteiro!"</text:p>
      <text:p text:style-name="Standard"/>
      <text:p text:style-name="Standard">Imprima o valor</text:p>
      <text:p text:style-name="Standard"/>
      <text:p text:style-name="Standard">26) Como Tratar e Trabalhar Erros!!!</text:p>
      <text:p text:style-name="Standard"/>
      <text:p text:style-name="Standard">1 - Crie um metodo que leia 5 valores inteiros e retorne uma lista.</text:p>
      <text:p text:style-name="Standard">Esta função deve ter tratamento de excessão evitando erro ValueError.</text:p>
      <text:p text:style-name="Standard"/>
      <text:p text:style-name="Standard">2 - Com a lista retornada, faça a multiplicação por 5 e salve o resultado</text:p>
      <text:p text:style-name="Standard">em outra lista.</text:p>
      <text:p text:style-name="Standard"/>
      <text:p text:style-name="Standard">Imprima a lista resultante</text:p>
      <text:p text:style-name="Standard"/>
      <text:p text:style-name="Standard">27) Como Tratar e Trabalhar Erros!!!<text:line-break/><text:line-break/>1 - Faça um programa que abra um arquivo.txt<text:line-break/><text:soft-page-break/>2 - Trate para que não tenha ao abrir o arquivo<text:line-break/>3 - Caso não haja erro apareça a mensagem de "Arquivo aberto"<text:line-break/>4 - Se houver erro, apareça a mensagem <text:line-break/>"Envidando dados para função tratar_dados() "<text:line-break/><text:line-break/>Ao finalizar, obrigar o fechamento do arquivo</text:p>
      <text:p text:style-name="Standard"/>
      <text:p text:style-name="Standard">28) Crie uma classe cliente:</text:p>
      <text:p text:style-name="Standard">1) deve ter como atributos: codigo, cpf, nome, idade, sexo</text:p>
      <text:p text:style-name="Standard">2) como metodos: receber salario, comprar, pagar divida</text:p>
      <text:p text:style-name="Standard">Quando recebe aumenta o dinheiro na carteira.</text:p>
      <text:p text:style-name="Standard">quando compra aumenta os bens e diminui o dinheiro na carteira</text:p>
      <text:p text:style-name="Standard">Se comprar e não tiver dinheiro o suficiente deve diminuir o dinheiro da carteira</text:p>
      <text:p text:style-name="Standard">e aumentar a divida.</text:p>
      <text:p text:style-name="Standard">Para pagar a divida tem que ter dinheiro o suficiente na carteira</text:p>
      <text:p text:style-name="Standard">3) atributos de estado: dinheiro na carteira, divida, bens</text:p>
      <text:p text:style-name="Standard"/>
      <text:p text:style-name="Standard">29) Classe</text:p>
      <text:p text:style-name="Standard"/>
      <text:p text:style-name="Standard">Na I Feira de Cerveja de Ituroró que irá acontecer em 2020, a Cervejaria irá colocar 2 conteiners </text:p>
      <text:p text:style-name="Standard">de atendimento automatizado, um para bebidas alcoolicas e outro de bebidas não alcoolicas.</text:p>
      <text:p text:style-name="Standard">O sistema irá operar da seguinte forma: </text:p>
      <text:p text:style-name="Standard">- O cliente se cadastrará no caixa retirando um cartão com um qrcod.</text:p>
      <text:p text:style-name="Standard">- O cliente poderá recarregar o cartão com um determinado valor em dinheiro.</text:p>
      <text:p text:style-name="Standard">- Quando o cliente chega no conteiner, passará o cartão em um leitor de qrcode que irá liberar </text:p>
      <text:p text:style-name="Standard">uma torneira da bebida de sua preferência. </text:p>
      <text:p text:style-name="Standard">- <text:s/>Cada bebida tem um valor por ml que conforme enche o copo, irá descontando em tempo real, do </text:p>
      <text:p text:style-name="Standard">cartão do cliente.</text:p>
      <text:p text:style-name="Standard">- Se o acabar os créditos, a torneira fecha autométicamente</text:p>
      <text:p text:style-name="Standard">- Para a bebida alcoolica, só poderá ser liberada caso o cliente tenha mais de 18 anos.</text:p>
      <text:p text:style-name="Standard"/>
      <text:p text:style-name="Standard"/>
      <text:p text:style-name="Standard">1) Crie uma classe cliente que possui como atributos: Nome, idade, telefone.</text:p>
      <text:p text:style-name="Standard">A variável nome e telefone deve ser um string. A variável idade deve ser valor inteiro.</text:p>
      <text:p text:style-name="Standard">O cliente deve ter R$ 100.00 de dinheiro como saldo no cartão.</text:p>
      <text:p text:style-name="Standard">2) Crie metodos para: adicionar saldo no cartão, descontar saldo do cartão e verificar saldo do cartão.</text:p>
      <text:p text:style-name="Standard">3) para descontar o saldo do cartão, deve-se entra com a quantidade de ml e o valor por ml da bebida.</text:p>
      <text:p text:style-name="Standard">O metodo deve imprimir na tela a quantidade de bebida e o valor descontado. Caso o saldo do cliente não</text:p>
      <text:p text:style-name="Standard">seja o suficiente, deve-se imprimir o valor descontado e o volume liberado de bebida.</text:p>
      <text:p text:style-name="Standard"/>
      <text:p text:style-name="Standard"/>
      <text:p text:style-name="Standard">Bebidas: </text:p>
      <text:p text:style-name="Standard">Refrigerante R$ 0,01 /ml </text:p>
      <text:p text:style-name="Standard">Cerveja ipa <text:s/>R$ 0,05 /ml </text:p>
      <text:p text:style-name="Standard">Cerveja ale <text:s/>R$ 0,063 /ml </text:p>
      <text:p text:style-name="Standard"/>
      <text:p text:style-name="Standard"/>
      <text:p text:style-name="Standard"/>
      <text:p text:style-name="Standard"/>
      <text:p text:style-name="Standard"><text:soft-page-break/>30) 1) Crie uma classe cadastro.</text:p>
      <text:p text:style-name="Standard">Esta classe deve abrir o arquivo cadastro2.txt e guardar os cadastro numa lista com dicionários.</text:p>
      <text:p text:style-name="Standard">2) crie o metodo salvar os dados dos clientes em um arquivo txt.</text:p>
      <text:p text:style-name="Standard">3) crie um metodo para cadastrar novos clientes. O código cliente é unico por pessoa, sendo assim não pode </text:p>
      <text:p text:style-name="Standard">se repetir.</text:p>
      <text:p text:style-name="Standard">3) Crie um metodo de consulta de cliente, mostrando os dados dele na tela.</text:p>
      <text:p text:style-name="Standard">4) Crie um metodo para atualizar o cadastro de um cliente qualquer pelo codigo cliente.</text:p>
      <text:p text:style-name="Standard">Após atualizar, salvar todos no arquivo "cadastro_atualizado.txt" (use o 'w' para sobrescrever o arquivo.)</text:p>
      <text:p text:style-name="Standard"/>
      <text:p text:style-name="Standard"/>
      <text:p text:style-name="Standard">31) Com base no seguinte dado bruto:</text:p>
      <text:p text:style-name="Standard"/>
      <text:p text:style-name="Standard">dadobruto = '1;Arnaldo;23;m;alexcabeludo2@hotmail.com;014908648117'</text:p>
      <text:p text:style-name="Standard"/>
      <text:p text:style-name="Standard">1) Faça uma classe cliente que receba como parametro o dado bruto.</text:p>
      <text:p text:style-name="Standard">2) A classe deve iniciar (__init__) guardando o dado bruto nume variável chamada self.dado_bruto</text:p>
      <text:p text:style-name="Standard">3) As variáveis <text:s/>código cliente (inteiro), nome, idade (inteiro), sexo, email, telefone</text:p>
      <text:p text:style-name="Standard">devem iniciar com o valor None</text:p>
      <text:p text:style-name="Standard">4) Crie um metodo que pegue o valor bruto e adicione nas variáveis:</text:p>
      <text:p text:style-name="Standard">código cliente (inteiro), nome, idade (inteiro), sexo, email, telefone</text:p>
      <text:p text:style-name="Standard">convertendo os valores de string para inteiros quando necessários. </text:p>
      <text:p text:style-name="Standard">(Faça da forma que vocês conseguirem! O importante é o resultado e não como chegaram nele!)</text:p>
      <text:p text:style-name="Standard">5) Crie um metodo salvar que pegue os seguintes dados do cliente e salve em um arquivo. </text:p>
      <text:p text:style-name="Standard">código cliente (inteiro), nome, idade (inteiro), sexo, email, telefone</text:p>
      <text:p text:style-name="Standard">6) crie um metodo que possa atualizar os dados do cliente (código cliente (inteiro), </text:p>
      <text:p text:style-name="Standard">nome, idade (inteiro), sexo, email, telefone). Este metodo deverá alterar tambem o dado bruto para</text:p>
      <text:p text:style-name="Standard">que na hora de salvar o dado num arquivo, o mesmo não estaja desatualizado.</text:p>
      <text:p text:style-name="Standard"/>
      <text:p text:style-name="Standard">32) Como Tratar e Trabalhar Erros!!!</text:p>
      <text:p text:style-name="Standard">Com base no seguinte dado bruto:</text:p>
      <text:p text:style-name="Standard"/>
      <text:p text:style-name="Standard">dadobruto = '1;Arnaldo;23;m;alexcabeludo2@hotmail.com;014908648117'</text:p>
      <text:p text:style-name="Standard"/>
      <text:p text:style-name="Standard">1) Faça uma classe cliente que receba como parametro o dado bruto.</text:p>
      <text:p text:style-name="Standard">2) A classe deve iniciar (__init__) guardando o dado bruto nume variável chamada self.dado_bruto</text:p>
      <text:p text:style-name="Standard">3) As variáveis <text:s/>código cliente (inteiro), nome, idade (inteiro), sexo, email, telefone</text:p>
      <text:p text:style-name="Standard">devem iniciar com o valor None</text:p>
      <text:p text:style-name="Standard">4) Crie um metodo que pegue o valor bruto e adicione nas variáveis:</text:p>
      <text:p text:style-name="Standard">código cliente (inteiro), nome, idade (inteiro), sexo, email, telefone</text:p>
      <text:p text:style-name="Standard">convertendo os valores de string para inteiros quando necessários. </text:p>
      <text:p text:style-name="Standard">(Faça da forma que vocês conseguirem! O importante é o resultado e não como chegaram nele!)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22:22:45.221436369</meta:creation-date>
    <dc:date>2020-05-07T23:13:28.138945197</dc:date>
    <meta:editing-duration>PT8M41S</meta:editing-duration>
    <meta:editing-cycles>1</meta:editing-cycles>
    <meta:document-statistic meta:table-count="0" meta:image-count="0" meta:object-count="0" meta:page-count="12" meta:paragraph-count="434" meta:word-count="3849" meta:character-count="25334" meta:non-whitespace-character-count="21063"/>
    <meta:generator>LibreOffice/6.4.2.2$Linux_X86_64 LibreOffice_project/40$Build-2</meta:generator>
  </office:meta>
</office:document-meta>
</file>